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28E1AB2B64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ato" fo:font-size="18pt" fo:font-weight="bold" officeooo:rsid="001c4119" officeooo:paragraph-rsid="00049034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333333" style:font-name="Lato" fo:font-size="14pt" fo:letter-spacing="normal" fo:font-style="normal" fo:font-weight="normal" officeooo:rsid="001c4119" officeooo:paragraph-rsid="00049034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333333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333333" fo:font-size="12pt" fo:letter-spacing="normal" fo:font-style="normal" fo:font-weight="normal" officeooo:rsid="002355e0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4" text:anchor-type="paragraph" svg:width="17cm" svg:height="10.857cm" draw:z-index="0"><draw:image xlink:href="Pictures/10000000000004000000028E1AB2B64E.jpg" xlink:type="simple" xlink:show="embed" xlink:actuate="onLoad"/></draw:frame></text:p>
      <text:p text:style-name="P1"><text:bookmark-start text:name="__DdeLink__1_982838456"/>How Thulamela Underdeveloped Malamulele<text:bookmark-end text:name="__DdeLink__1_982838456"/></text:p>
      <text:p text:style-name="P1"><text:span text:style-name="T2">b</text:span><text:span text:style-name="T1">y Bantsi Makhanden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ato" svg:font-family="Lato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2:11:17.678531418</meta:creation-date>
    <dc:date>2016-06-14T22:11:36.907613283</dc:date>
    <meta:editing-duration>P0D</meta:editing-duration>
    <meta:editing-cycles>1</meta:editing-cycles>
    <meta:document-statistic meta:table-count="0" meta:image-count="1" meta:object-count="0" meta:page-count="1" meta:paragraph-count="2" meta:word-count="7" meta:character-count="59" meta:non-whitespace-character-count="54"/>
    <meta:generator>LibreOffice/4.2.8.2$Linux_X86_64 LibreOffice_project/420m0$Build-2</meta:generator>
  </office:meta>
</office:document-meta>
</file>